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504cm" table:align="left" style:writing-mode="lr-tb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6.376cm"/>
    </style:style>
    <style:style style:name="Table1.C" style:family="table-column">
      <style:table-column-properties style:column-width="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L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L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0.035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18cm solid #000000" style:writing-mode="lr-tb"/>
    </style:style>
    <style:style style:name="Table1.L3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left="-0.25cm" fo:margin-right="0cm" fo:margin-top="0cm" fo:margin-bottom="0cm" fo:line-height="100%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font-size="8pt" fo:language="ru" fo:country="RU" style:font-size-asian="8pt" style:font-size-complex="8pt"/>
    </style:style>
    <style:style style:name="P5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font-size="7pt" fo:font-weight="bold" style:font-size-asian="7pt" style:font-weight-asian="bold" style:font-size-complex="7pt"/>
    </style:style>
    <style:style style:name="P8" style:family="paragraph" style:parent-style-name="Table_20_Contents">
      <style:paragraph-properties fo:margin-left="0.118cm" fo:margin-right="-0.014cm" fo:margin-top="0cm" fo:margin-bottom="0cm" fo:line-height="100%" fo:text-align="start" style:justify-single-word="false" fo:text-indent="0cm" style:auto-text-indent="false" style:snap-to-layout-grid="false"/>
      <style:text-properties style:font-name="ArialMT" fo:font-size="12pt" style:font-name-asian="ArialMT" style:font-size-asian="12pt" style:font-name-complex="ArialMT" style:font-size-complex="12pt"/>
    </style:style>
    <style:style style:name="P9" style:family="paragraph" style:parent-style-name="Standard" style:master-page-name="Standard">
      <style:paragraph-properties fo:margin-left="-0.25cm" fo:margin-right="0cm" fo:margin-top="0cm" fo:margin-bottom="0cm" fo:line-height="100%" fo:text-align="center" style:justify-single-word="false" fo:text-indent="0cm" style:auto-text-indent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ArialMT" fo:font-size="12pt" style:font-name-asian="ArialMT" style:font-size-asian="12pt" style:font-name-complex="ArialMT" style:font-size-complex="12pt"/>
    </style:style>
    <style:style style:name="T8" style:family="text">
      <style:text-properties style:font-name="ArialMT" style:font-name-asian="ArialMT" style:font-name-complex="ArialM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ācību grupas Nr. </text:span><text:span text:style-name="T5"><text:text-input text:description="">${group.groupId}</text:text-input></text:span><text:span text:style-name="T5"> </text:span><text:span text:style-name="T5"><text:text-input text:description="groupType">${group.type}</text:text-input></text:span><text:span text:style-name="T3"> <text:s/></text:span><text:span text:style-name="T1">mehānisko transportlīdzekļu vadītāju apmācības nodarbību </text:span><text:span text:style-name="T6">ŽURNĀLS</text:span><text:span text:style-name="T4">. </text:span><text:span text:style-name="T1">Rīga, Gogoļa iela 11, telpa Nr. </text:span><text:span text:style-name="T2"><text:text-input text:description="">${group.roomId}</text:text-input></text:span><text:span text:style-name="T3">.</text:span></text:p>
      <text:p text:style-name="P1"><text:span text:style-name="T1">Mācību sākums </text:span><text:span text:style-name="T3"><text:text-input text:description="">${group.startDate?string("dd.MM.yyyy")}</text:text-input></text:span><text:span text:style-name="T1">, beigas </text:span><text:span text:style-name="T3"><text:text-input text:description="">${group.endDate?string("dd.MM.yyyy")}</text:text-input></text:span><text:span text:style-name="T1">, dienas </text:span><text:span text:style-name="T3"><text:text-input text:description="">${group.lectureDaysOfWeek}</text:text-input></text:span><text:span text:style-name="T1"> CSN pasniedzējs </text:span><text:span text:style-name="T3"><text:text-input text:description="">${group.rulesTeacher}</text:text-input></text:span><text:span text:style-name="T1">, TIA pasniedzējs </text:span><text:span text:style-name="T3"><text:text-input text:description="">${group.technicalTeacher}</text:text-input></text:span><text:span text:style-name="T1">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10"/>
        <table:table-row table:style-name="Table1.1">
          <table:table-cell table:style-name="Table1.A1" table:number-rows-spanned="2" office:value-type="string">
            <text:p text:style-name="P3"/>
            <text:p text:style-name="P4">№</text:p>
          </table:table-cell>
          <table:table-cell table:style-name="Table1.B1" office:value-type="string">
            <text:p text:style-name="P5">Datums:</text:p>
          </table:table-cell>
          <table:table-cell table:style-name="Table1.C1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text-input text:description="">${lecture.date?string("dd.MM.")}</text:text-input></text:p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B1" office:value-type="string">
            <text:p text:style-name="P7"/>
          </table:table-cell>
          <table:table-cell table:style-name="Table1.L1" office:value-type="string">
            <text:p text:style-name="P7"/>
          </table:table-cell>
        </table:table-row>
        <table:table-row table:style-name="Table1.1">
          <table:covered-table-cell/>
          <table:table-cell table:style-name="Table1.B2" office:value-type="string">
            <text:p text:style-name="P5">Stundas:</text:p>
          </table:table-cell>
          <table:table-cell table:style-name="Table1.C2" office:value-type="string">
            <text:p text:style-name="P7"><text:span text:style-name="T7"><text:script script:language="JOOScript">@table:table-cell
[#list group.lectures as lecture]
@/table:table-cell
[/#list]</text:script></text:span><text:span text:style-name="T7"> </text:span><text:span text:style-name="T8"><text:text-input text:description="">${lecture.hours}</text:text-input></text:span><text:span text:style-name="T8"> </text:span>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L2" office:value-type="string">
            <text:p text:style-name="P7"/>
          </table:table-cell>
        </table:table-row>
        <table:table-row table:style-name="Table1.1">
          <table:table-cell table:style-name="Table1.A3" office:value-type="string">
            <text:p text:style-name="P3"><text:span text:style-name="T7"><text:script script:language="JOOScript">@table:table-row
[#list group.students as student]
@/table:table-row
[/#list]</text:script></text:span><text:span text:style-name="T7"> <text:s/></text:span><text:span text:style-name="T7"><text:text-input text:description="">${student.orderNumber}</text:text-input></text:span><text:span text:style-name="T7"> </text:span></text:p>
          </table:table-cell>
          <table:table-cell table:style-name="Table1.B3" office:value-type="string">
            <text:p text:style-name="P8"><text:text-input text:description="">${student.fullName}</text:text-input> 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lv" fo:country="LV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lv" fo:country="LV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51cm" fo:margin-bottom="0.25cm" fo:margin-left="0.751cm" fo:margin-right="0.94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Runge</meta:initial-creator>
    <meta:creation-date>2013-03-20T12:18:00</meta:creation-date>
    <dc:date>2013-04-23T21:34:24.20</dc:date>
    <meta:print-date>2013-03-20T15:09:00</meta:print-date>
    <meta:editing-cycles>33</meta:editing-cycles>
    <meta:editing-duration>PT3H28M56S</meta:editing-duration>
    <meta:generator>OpenOffice.org/3.3$Win32 OpenOffice.org_project/330m20$Build-9567</meta:generator>
    <meta:document-statistic meta:table-count="1" meta:image-count="0" meta:object-count="0" meta:page-count="1" meta:paragraph-count="9" meta:word-count="38" meta:character-count="495"/>
  </office:meta>
</office:document-meta>
</file>